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72in"/>
    </style:style>
    <style:style style:name="co3" style:family="table-column">
      <style:table-column-properties fo:break-before="auto" style:column-width="1.0063in"/>
    </style:style>
    <style:style style:name="co4" style:family="table-column">
      <style:table-column-properties fo:break-before="auto" style:column-width="1.5638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2.7417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1.0744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0.3665in"/>
    </style:style>
    <style:style style:name="co11" style:family="table-column">
      <style:table-column-properties fo:break-before="auto" style:column-width="0.789in"/>
    </style:style>
    <style:style style:name="co12" style:family="table-column">
      <style:table-column-properties fo:break-before="auto" style:column-width="1.0201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7598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2.4217in"/>
    </style:style>
    <style:style style:name="co17" style:family="table-column">
      <style:table-column-properties fo:break-before="auto" style:column-width="4.0673in"/>
    </style:style>
    <style:style style:name="co18" style:family="table-column">
      <style:table-column-properties fo:break-before="auto" style:column-width="1.1425in"/>
    </style:style>
    <style:style style:name="co19" style:family="table-column">
      <style:table-column-properties fo:break-before="auto" style:column-width="0.7047in"/>
    </style:style>
    <style:style style:name="co20" style:family="table-column">
      <style:table-column-properties fo:break-before="auto" style:column-width="0.4346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1.578in"/>
    </style:style>
    <style:style style:name="co23" style:family="table-column">
      <style:table-column-properties fo:break-before="auto" style:column-width="0.4075in"/>
    </style:style>
    <style:style style:name="co24" style:family="table-column">
      <style:table-column-properties fo:break-before="auto" style:column-width="2.8429in"/>
    </style:style>
    <style:style style:name="co25" style:family="table-column">
      <style:table-column-properties fo:break-before="auto" style:column-width="2.91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457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enova">
      <style:table-properties table:display="true" style:writing-mode="lr-tb"/>
    </style:style>
    <style:style style:name="ta3" style:family="table" style:master-page-name="PageStyle_5f_Savona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1" table:default-cell-style-name="ce1"/>
        <table:table-row table:style-name="ro1">
          <table:table-cell table:number-columns-repeated="3"/>
          <table:table-cell office:value-type="string">
            <text:p>Parcheggi Car Sharing Genova e Savona</text:p>
          </table:table-cell>
          <table:table-cell table:number-columns-repeated="253"/>
        </table:table-row>
        <table:table-row table:style-name="ro2">
          <table:table-cell table:number-columns-repeated="3"/>
          <table:table-cell office:value-type="string">
            <text:p>Versione 08/10/2012</text:p>
          </table:table-cell>
          <table:table-cell table:number-columns-repeated="253"/>
        </table:table-row>
        <table:table-row table:style-name="ro3">
          <table:table-cell table:number-columns-repeated="257"/>
        </table:table-row>
        <table:table-row table:style-name="ro2">
          <table:table-cell table:number-columns-repeated="3"/>
          <table:table-cell office:value-type="string">
            <text:p>Contiene dati:</text:p>
          </table:table-cell>
          <table:table-cell office:value-type="string">
            <text:p>Sotto licenza</text:p>
          </table:table-cell>
          <table:table-cell table:number-columns-repeated="252"/>
        </table:table-row>
        <table:table-row table:style-name="ro2">
          <table:table-cell table:number-columns-repeated="3"/>
          <table:table-cell office:value-type="string">
            <text:p>-forniti da Genova Car Sharing</text:p>
          </table:table-cell>
          <table:table-cell office:value-type="string">
            <text:p>CC0</text:p>
          </table:table-cell>
          <table:table-cell table:number-columns-repeated="252"/>
        </table:table-row>
        <table:table-row table:style-name="ro2">
          <table:table-cell table:number-columns-repeated="3"/>
          <table:table-cell office:value-type="string">
            <text:p>-derivati da OpenStreetMap</text:p>
          </table:table-cell>
          <table:table-cell office:value-type="string">
            <text:p>ODBL</text:p>
          </table:table-cell>
          <table:table-cell office:value-type="string">
            <text:p>(coordinate decimali)</text:p>
          </table:table-cell>
          <table:table-cell table:number-columns-repeated="251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Genova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39" table:default-cell-style-name="ce3"/>
        <table:table-column table:style-name="co19" table:number-columns-repeated="771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e parcheggio</text:p>
          </table:table-cell>
          <table:table-cell/>
          <table:table-cell table:style-name="ce2" office:value-type="string">
            <text:p>Latitudine</text:p>
          </table:table-cell>
          <table:table-cell table:style-name="ce2" office:value-type="string">
            <text:p>Longitudine</text:p>
          </table:table-cell>
          <table:table-cell table:style-name="ce2"/>
          <table:table-cell table:style-name="ce4" office:value-type="string">
            <text:p>Latitudine</text:p>
          </table:table-cell>
          <table:table-cell table:style-name="ce4" office:value-type="string">
            <text:p>Longitudine</text:p>
          </table:table-cell>
          <table:table-cell table:style-name="ce2"/>
          <table:table-cell table:style-name="ce2" office:value-type="string">
            <text:p>provincia</text:p>
          </table:table-cell>
          <table:table-cell table:style-name="ce2" office:value-type="string">
            <text:p>comune</text:p>
          </table:table-cell>
          <table:table-cell table:style-name="ce2" office:value-type="string">
            <text:p>indirizzo</text:p>
          </table:table-cell>
          <table:table-cell table:style-name="ce2" office:value-type="string">
            <text:p>info</text:p>
          </table:table-cell>
          <table:table-cell table:style-name="ce2" table:number-columns-repeated="1007"/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iazza Fontane Marose</text:p>
          </table:table-cell>
          <table:table-cell/>
          <table:table-cell office:value-type="float" office:value="44.4103933">
            <text:p>44.4103933</text:p>
          </table:table-cell>
          <table:table-cell office:value-type="float" office:value="8.9350658">
            <text:p>8.9350658</text:p>
          </table:table-cell>
          <table:table-cell/>
          <table:table-cell office:value-type="string">
            <text:p>44°24'37"</text:p>
          </table:table-cell>
          <table:table-cell office:value-type="string">
            <text:p>8°56'0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Fontane Marose</text:p>
          </table:table-cell>
          <table:table-cell office:value-type="string">
            <text:p>Lato opposto fermata Bus. 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]+1" office:value-type="float" office:value="2">
            <text:p>2</text:p>
          </table:table-cell>
          <table:table-cell office:value-type="string">
            <text:p>Piazza Marsala - Angolo Via Palestro</text:p>
          </table:table-cell>
          <table:table-cell/>
          <table:table-cell office:value-type="float" office:value="44.4110796">
            <text:p>44.4110796</text:p>
          </table:table-cell>
          <table:table-cell office:value-type="float" office:value="8.9388594">
            <text:p>8.9388594</text:p>
          </table:table-cell>
          <table:table-cell/>
          <table:table-cell office:value-type="string">
            <text:p>44°24'39"</text:p>
          </table:table-cell>
          <table:table-cell office:value-type="string">
            <text:p>8°56'20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Marsala - Angolo Via Palestro</text:p>
          </table:table-cell>
          <table:table-cell office:value-type="string">
            <text:p>Fronte Civico 4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3]+1" office:value-type="float" office:value="3">
            <text:p>3</text:p>
          </table:table-cell>
          <table:table-cell office:value-type="string">
            <text:p>Via Gramsci</text:p>
          </table:table-cell>
          <table:table-cell/>
          <table:table-cell office:value-type="float" office:value="44.4124848">
            <text:p>44.4124848</text:p>
          </table:table-cell>
          <table:table-cell office:value-type="float" office:value="8.9273775">
            <text:p>8.9273775</text:p>
          </table:table-cell>
          <table:table-cell/>
          <table:table-cell office:value-type="string">
            <text:p>44°24'44"</text:p>
          </table:table-cell>
          <table:table-cell office:value-type="string">
            <text:p>8°55'38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Gramsci</text:p>
          </table:table-cell>
          <table:table-cell office:value-type="string">
            <text:p>Fronte Civico 1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]+1" office:value-type="float" office:value="4">
            <text:p>4</text:p>
          </table:table-cell>
          <table:table-cell office:value-type="string">
            <text:p>Via di Francia </text:p>
          </table:table-cell>
          <table:table-cell/>
          <table:table-cell office:value-type="float" office:value="44.4104736">
            <text:p>44.4104736</text:p>
          </table:table-cell>
          <table:table-cell office:value-type="float" office:value="8.9057435">
            <text:p>8.9057435</text:p>
          </table:table-cell>
          <table:table-cell/>
          <table:table-cell office:value-type="string">
            <text:p>44°24'36"</text:p>
          </table:table-cell>
          <table:table-cell office:value-type="string">
            <text:p>8°54'1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di Francia </text:p>
          </table:table-cell>
          <table:table-cell office:value-type="string">
            <text:p>A fine rampa sottopasso direz.levante. Lato sinistr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5]+1" office:value-type="float" office:value="5">
            <text:p>5</text:p>
          </table:table-cell>
          <table:table-cell office:value-type="string">
            <text:p>P.zza Bandiera</text:p>
          </table:table-cell>
          <table:table-cell/>
          <table:table-cell office:value-type="float" office:value="44.4142749">
            <text:p>44.4142749</text:p>
          </table:table-cell>
          <table:table-cell office:value-type="float" office:value="8.9286671">
            <text:p>8.9286671</text:p>
          </table:table-cell>
          <table:table-cell/>
          <table:table-cell office:value-type="string">
            <text:p>44°24'51"</text:p>
          </table:table-cell>
          <table:table-cell office:value-type="string">
            <text:p>8°55'42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.zza Bandiera</text:p>
          </table:table-cell>
          <table:table-cell office:value-type="string">
            <text:p>Lato Ponente (Via Bellucci)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6]+1" office:value-type="float" office:value="6">
            <text:p>6</text:p>
          </table:table-cell>
          <table:table-cell office:value-type="string">
            <text:p>Via Duca D'Aosta </text:p>
          </table:table-cell>
          <table:table-cell/>
          <table:table-cell office:value-type="float" office:value="44.404704">
            <text:p>44.404704</text:p>
          </table:table-cell>
          <table:table-cell office:value-type="float" office:value="8.9479208">
            <text:p>8.9479208</text:p>
          </table:table-cell>
          <table:table-cell/>
          <table:table-cell office:value-type="string">
            <text:p>44°24'16"</text:p>
          </table:table-cell>
          <table:table-cell office:value-type="string">
            <text:p>8°56'5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Duca D'Aosta </text:p>
          </table:table-cell>
          <table:table-cell office:value-type="string">
            <text:p>Davanti Star Hotel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7]+1" office:value-type="float" office:value="7">
            <text:p>7</text:p>
          </table:table-cell>
          <table:table-cell office:value-type="string">
            <text:p>Staz.Principe. Salita Provvidenza</text:p>
          </table:table-cell>
          <table:table-cell/>
          <table:table-cell office:value-type="float" office:value="44.417745">
            <text:p>44.417745</text:p>
          </table:table-cell>
          <table:table-cell office:value-type="float" office:value="8.9221933">
            <text:p>8.9221933</text:p>
          </table:table-cell>
          <table:table-cell/>
          <table:table-cell office:value-type="string">
            <text:p>44°25'04"</text:p>
          </table:table-cell>
          <table:table-cell office:value-type="string">
            <text:p>8°55'1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Salita Provvidenza</text:p>
          </table:table-cell>
          <table:table-cell office:value-type="string">
            <text:p>Davanti civici 7-9r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8]+1" office:value-type="float" office:value="8">
            <text:p>8</text:p>
          </table:table-cell>
          <table:table-cell office:value-type="string">
            <text:p>Via Turati-Piazza Cavour</text:p>
          </table:table-cell>
          <table:table-cell/>
          <table:table-cell office:value-type="float" office:value="44.4070375">
            <text:p>44.4070375</text:p>
          </table:table-cell>
          <table:table-cell office:value-type="float" office:value="8.9280977">
            <text:p>8.9280977</text:p>
          </table:table-cell>
          <table:table-cell/>
          <table:table-cell office:value-type="string">
            <text:p>44°24'25"</text:p>
          </table:table-cell>
          <table:table-cell office:value-type="string">
            <text:p>8°55'4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Turati</text:p>
          </table:table-cell>
          <table:table-cell office:value-type="string">
            <text:p>Fronte Vico Mattoni Rossi. A fine portici Via Turat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9]+1" office:value-type="float" office:value="9">
            <text:p>9</text:p>
          </table:table-cell>
          <table:table-cell office:value-type="string">
            <text:p>Piazza Sarzano</text:p>
          </table:table-cell>
          <table:table-cell/>
          <table:table-cell office:value-type="float" office:value="44.4041504">
            <text:p>44.4041504</text:p>
          </table:table-cell>
          <table:table-cell office:value-type="float" office:value="8.9307999">
            <text:p>8.9307999</text:p>
          </table:table-cell>
          <table:table-cell/>
          <table:table-cell office:value-type="string">
            <text:p>44°24'14"</text:p>
          </table:table-cell>
          <table:table-cell office:value-type="string">
            <text:p>8°55'5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Sarzano</text:p>
          </table:table-cell>
          <table:table-cell office:value-type="string">
            <text:p>Altezza civ.19. Angolo Stradone S.Agostin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0]+1" office:value-type="float" office:value="10">
            <text:p>10</text:p>
          </table:table-cell>
          <table:table-cell office:value-type="string">
            <text:p>P.zza <text:s/>Villa</text:p>
          </table:table-cell>
          <table:table-cell/>
          <table:table-cell office:value-type="float" office:value="44.4144117">
            <text:p>44.4144117</text:p>
          </table:table-cell>
          <table:table-cell office:value-type="float" office:value="8.9339644">
            <text:p>8.9339644</text:p>
          </table:table-cell>
          <table:table-cell/>
          <table:table-cell office:value-type="string">
            <text:p>44°24'51"</text:p>
          </table:table-cell>
          <table:table-cell office:value-type="string">
            <text:p>8°56'0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.zza <text:s/>Villa</text:p>
          </table:table-cell>
          <table:table-cell office:value-type="string">
            <text:p>Strada tra i giardini (continuaz. Salita S.Gerolamo)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1]+1" office:value-type="float" office:value="11">
            <text:p>11</text:p>
          </table:table-cell>
          <table:table-cell office:value-type="string">
            <text:p>Corso Paganini </text:p>
          </table:table-cell>
          <table:table-cell/>
          <table:table-cell office:value-type="float" office:value="44.4158887">
            <text:p>44.4158887</text:p>
          </table:table-cell>
          <table:table-cell office:value-type="float" office:value="8.9356756">
            <text:p>8.9356756</text:p>
          </table:table-cell>
          <table:table-cell/>
          <table:table-cell office:value-type="string">
            <text:p>44°24'57"</text:p>
          </table:table-cell>
          <table:table-cell office:value-type="string">
            <text:p>8°56'0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Corso Paganini </text:p>
          </table:table-cell>
          <table:table-cell office:value-type="string">
            <text:p>Altezza Civ.21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2]+1" office:value-type="float" office:value="12">
            <text:p>12</text:p>
          </table:table-cell>
          <table:table-cell office:value-type="string">
            <text:p>C.so Armellini <text:s/></text:p>
          </table:table-cell>
          <table:table-cell/>
          <table:table-cell office:value-type="float" office:value="44.4140087">
            <text:p>44.4140087</text:p>
          </table:table-cell>
          <table:table-cell office:value-type="float" office:value="8.9459449">
            <text:p>8.9459449</text:p>
          </table:table-cell>
          <table:table-cell/>
          <table:table-cell office:value-type="string">
            <text:p>44°24'50"</text:p>
          </table:table-cell>
          <table:table-cell office:value-type="string">
            <text:p>8°56'4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C.so Armellini <text:s/></text:p>
          </table:table-cell>
          <table:table-cell office:value-type="string">
            <text:p>Altezza civ.2 di P.zza Manin (ascensore)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3]+1" office:value-type="float" office:value="13">
            <text:p>13</text:p>
          </table:table-cell>
          <table:table-cell office:value-type="string">
            <text:p>V.le Brigate Partigiane </text:p>
          </table:table-cell>
          <table:table-cell/>
          <table:table-cell office:value-type="float" office:value="44.3987657">
            <text:p>44.3987657</text:p>
          </table:table-cell>
          <table:table-cell office:value-type="float" office:value="8.9452471">
            <text:p>8.9452471</text:p>
          </table:table-cell>
          <table:table-cell/>
          <table:table-cell office:value-type="string">
            <text:p>44°23'55"</text:p>
          </table:table-cell>
          <table:table-cell office:value-type="string">
            <text:p>8°56'42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.le Brigate Partigiane </text:p>
          </table:table-cell>
          <table:table-cell office:value-type="string">
            <text:p>Interno aiuola. Davanti ACI. 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4]+1" office:value-type="float" office:value="14">
            <text:p>14</text:p>
          </table:table-cell>
          <table:table-cell office:value-type="string">
            <text:p>P.zza Matteotti</text:p>
          </table:table-cell>
          <table:table-cell/>
          <table:table-cell office:value-type="float" office:value="44.4068256">
            <text:p>44.4068256</text:p>
          </table:table-cell>
          <table:table-cell office:value-type="float" office:value="8.9325911">
            <text:p>8.9325911</text:p>
          </table:table-cell>
          <table:table-cell/>
          <table:table-cell office:value-type="string">
            <text:p>44°24'25"</text:p>
          </table:table-cell>
          <table:table-cell office:value-type="string">
            <text:p>8°55'5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.zza Matteotti</text:p>
          </table:table-cell>
          <table:table-cell office:value-type="string">
            <text:p>Altezza 29-31 rosso (attuale merci). Angolo Pollaiuol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5]+1" office:value-type="float" office:value="15">
            <text:p>15</text:p>
          </table:table-cell>
          <table:table-cell office:value-type="string">
            <text:p>Via Corsica</text:p>
          </table:table-cell>
          <table:table-cell/>
          <table:table-cell office:value-type="float" office:value="44.4015337">
            <text:p>44.4015337</text:p>
          </table:table-cell>
          <table:table-cell office:value-type="float" office:value="8.9378226">
            <text:p>8.9378226</text:p>
          </table:table-cell>
          <table:table-cell/>
          <table:table-cell office:value-type="string">
            <text:p>44°24'04"</text:p>
          </table:table-cell>
          <table:table-cell office:value-type="string">
            <text:p>8°56'14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Corsica</text:p>
          </table:table-cell>
          <table:table-cell office:value-type="string">
            <text:p>Altezza Civ.6. Da fermata Bus a campane racc. differenziata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6]+1" office:value-type="float" office:value="16">
            <text:p>16</text:p>
          </table:table-cell>
          <table:table-cell office:value-type="string">
            <text:p>Via SS Giacomo e Filippo</text:p>
          </table:table-cell>
          <table:table-cell/>
          <table:table-cell office:value-type="float" office:value="44.4098486">
            <text:p>44.4098486</text:p>
          </table:table-cell>
          <table:table-cell office:value-type="float" office:value="8.9404825">
            <text:p>8.9404825</text:p>
          </table:table-cell>
          <table:table-cell/>
          <table:table-cell office:value-type="string">
            <text:p>44°24'35"</text:p>
          </table:table-cell>
          <table:table-cell office:value-type="string">
            <text:p>8°56'25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SS Giacomo e Filippo</text:p>
          </table:table-cell>
          <table:table-cell office:value-type="string">
            <text:p>Davanti a sede IRIDE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7]+1" office:value-type="float" office:value="17">
            <text:p>17</text:p>
          </table:table-cell>
          <table:table-cell office:value-type="string">
            <text:p>Genova Campi</text:p>
          </table:table-cell>
          <table:table-cell/>
          <table:table-cell office:value-type="float" office:value="44.4225881">
            <text:p>44.4225881</text:p>
          </table:table-cell>
          <table:table-cell office:value-type="float" office:value="8.8839244">
            <text:p>8.8839244</text:p>
          </table:table-cell>
          <table:table-cell/>
          <table:table-cell office:value-type="string">
            <text:p>44°25'21"</text:p>
          </table:table-cell>
          <table:table-cell office:value-type="string">
            <text:p>8°53'02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Genova Campi</text:p>
          </table:table-cell>
          <table:table-cell office:value-type="string">
            <text:p>Parcheggio Ikea</text:p>
          </table:table-cell>
          <table:table-cell table:number-columns-repeated="1007"/>
          <table:table-cell table:number-columns-repeated="4"/>
        </table:table-row>
        <table:table-row table:style-name="ro5">
          <table:table-cell table:formula="of:=+[.A18]+1" office:value-type="float" office:value="18">
            <text:p>18</text:p>
          </table:table-cell>
          <table:table-cell office:value-type="string">
            <text:p>CorsO Europa - Cavalcavia Don Bosco</text:p>
          </table:table-cell>
          <table:table-cell/>
          <table:table-cell office:value-type="float" office:value="44.3951761">
            <text:p>44.3951761</text:p>
          </table:table-cell>
          <table:table-cell office:value-type="float" office:value="8.9933874">
            <text:p>8.9933874</text:p>
          </table:table-cell>
          <table:table-cell/>
          <table:table-cell office:value-type="string">
            <text:p>44°23'42"</text:p>
          </table:table-cell>
          <table:table-cell office:value-type="string">
            <text:p>8°59'3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CorsO Europa</text:p>
          </table:table-cell>
          <table:table-cell office:value-type="string">
            <text:p>Via Carrara. Sul cavalcavia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19]+1" office:value-type="float" office:value="19">
            <text:p>19</text:p>
          </table:table-cell>
          <table:table-cell office:value-type="string">
            <text:p>S.Martino - Via Mosso</text:p>
          </table:table-cell>
          <table:table-cell/>
          <table:table-cell office:value-type="float" office:value="44.4080103">
            <text:p>44.4080103</text:p>
          </table:table-cell>
          <table:table-cell office:value-type="float" office:value="8.9748909">
            <text:p>8.9748909</text:p>
          </table:table-cell>
          <table:table-cell/>
          <table:table-cell office:value-type="string">
            <text:p>44°24'30"</text:p>
          </table:table-cell>
          <table:table-cell office:value-type="string">
            <text:p>8°58'35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Mosso</text:p>
          </table:table-cell>
          <table:table-cell office:value-type="string">
            <text:p>Ingresso Monoblocco S.Martin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0]+1" office:value-type="float" office:value="20">
            <text:p>20</text:p>
          </table:table-cell>
          <table:table-cell office:value-type="string">
            <text:p>Fiumara - Via Mantovani</text:p>
          </table:table-cell>
          <table:table-cell/>
          <table:table-cell office:value-type="float" office:value="44.4140409">
            <text:p>44.4140409</text:p>
          </table:table-cell>
          <table:table-cell office:value-type="float" office:value="8.8817755">
            <text:p>8.8817755</text:p>
          </table:table-cell>
          <table:table-cell/>
          <table:table-cell office:value-type="string">
            <text:p>44°24'50"</text:p>
          </table:table-cell>
          <table:table-cell office:value-type="string">
            <text:p>8°52'54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Mantovani</text:p>
          </table:table-cell>
          <table:table-cell office:value-type="string">
            <text:p>Davanti all'Ansald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1]+1" office:value-type="float" office:value="21">
            <text:p>21</text:p>
          </table:table-cell>
          <table:table-cell office:value-type="string">
            <text:p>Corso Sardegna</text:p>
          </table:table-cell>
          <table:table-cell/>
          <table:table-cell office:value-type="float" office:value="44.4113712">
            <text:p>44.4113712</text:p>
          </table:table-cell>
          <table:table-cell office:value-type="float" office:value="8.9551059">
            <text:p>8.9551059</text:p>
          </table:table-cell>
          <table:table-cell/>
          <table:table-cell office:value-type="string">
            <text:p>44°24'41"</text:p>
          </table:table-cell>
          <table:table-cell office:value-type="string">
            <text:p>8°57'1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Corso Sardegna</text:p>
          </table:table-cell>
          <table:table-cell office:value-type="string">
            <text:p>Davanti Chiesa Santa Fede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2]+1" office:value-type="float" office:value="22">
            <text:p>22</text:p>
          </table:table-cell>
          <table:table-cell office:value-type="string">
            <text:p>S.Fruttuoso - P.zza Terralba</text:p>
          </table:table-cell>
          <table:table-cell/>
          <table:table-cell office:value-type="float" office:value="44.4070278">
            <text:p>44.4070278</text:p>
          </table:table-cell>
          <table:table-cell office:value-type="float" office:value="8.9609293">
            <text:p>8.9609293</text:p>
          </table:table-cell>
          <table:table-cell/>
          <table:table-cell office:value-type="string">
            <text:p>44°24'25"</text:p>
          </table:table-cell>
          <table:table-cell office:value-type="string">
            <text:p>8°57'38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.zza Terralba</text:p>
          </table:table-cell>
          <table:table-cell office:value-type="string">
            <text:p>Di fronte al Terralba Park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3]+1" office:value-type="float" office:value="23">
            <text:p>23</text:p>
          </table:table-cell>
          <table:table-cell office:value-type="string">
            <text:p>S.Fruttuoso - P.zza Solari</text:p>
          </table:table-cell>
          <table:table-cell/>
          <table:table-cell office:value-type="float" office:value="44.4126817">
            <text:p>44.4126817</text:p>
          </table:table-cell>
          <table:table-cell office:value-type="float" office:value="8.9587882">
            <text:p>8.9587882</text:p>
          </table:table-cell>
          <table:table-cell/>
          <table:table-cell office:value-type="string">
            <text:p>44°24'45"</text:p>
          </table:table-cell>
          <table:table-cell office:value-type="string">
            <text:p>8°57'3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.zza Solari</text:p>
          </table:table-cell>
          <table:table-cell office:value-type="string">
            <text:p>Fianco salita Bosco Pelat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4]+1" office:value-type="float" office:value="24">
            <text:p>24</text:p>
          </table:table-cell>
          <table:table-cell office:value-type="string">
            <text:p>Piazza Carloforte*</text:p>
          </table:table-cell>
          <table:table-cell/>
          <table:table-cell office:value-type="float" office:value="44.4135999">
            <text:p>44.4135999</text:p>
          </table:table-cell>
          <table:table-cell office:value-type="float" office:value="8.9541073">
            <text:p>8.9541073</text:p>
          </table:table-cell>
          <table:table-cell/>
          <table:table-cell office:value-type="string">
            <text:p>44°24'50"</text:p>
          </table:table-cell>
          <table:table-cell office:value-type="string">
            <text:p>8°57'14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Carloforte</text:p>
          </table:table-cell>
          <table:table-cell office:value-type="string">
            <text:p>Davanti a sportelli AC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5]+1" office:value-type="float" office:value="25">
            <text:p>25</text:p>
          </table:table-cell>
          <table:table-cell office:value-type="string">
            <text:p>Staglieno - Via Bobbio</text:p>
          </table:table-cell>
          <table:table-cell/>
          <table:table-cell office:value-type="float" office:value="44.4224508">
            <text:p>44.4224508</text:p>
          </table:table-cell>
          <table:table-cell office:value-type="float" office:value="8.9470413">
            <text:p>8.9470413</text:p>
          </table:table-cell>
          <table:table-cell/>
          <table:table-cell office:value-type="string">
            <text:p>44°25'19"</text:p>
          </table:table-cell>
          <table:table-cell office:value-type="string">
            <text:p>8°56'47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Bobbio</text:p>
          </table:table-cell>
          <table:table-cell office:value-type="string">
            <text:p>Fronte ingresso sede AMT</text:p>
          </table:table-cell>
          <table:table-cell table:number-columns-repeated="1007"/>
          <table:table-cell table:number-columns-repeated="4"/>
        </table:table-row>
        <table:table-row table:style-name="ro6">
          <table:table-cell table:formula="of:=+[.A26]+1" office:value-type="float" office:value="26">
            <text:p>26</text:p>
          </table:table-cell>
          <table:table-cell office:value-type="string">
            <text:p>Via Ceccardi</text:p>
          </table:table-cell>
          <table:table-cell/>
          <table:table-cell office:value-type="float" office:value="44.4058489">
            <text:p>44.4058489</text:p>
          </table:table-cell>
          <table:table-cell office:value-type="float" office:value="8.9361435">
            <text:p>8.9361435</text:p>
          </table:table-cell>
          <table:table-cell/>
          <table:table-cell office:value-type="string">
            <text:p>44°24'21"</text:p>
          </table:table-cell>
          <table:table-cell office:value-type="string">
            <text:p>8°56'08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Ceccardi</text:p>
          </table:table-cell>
          <table:table-cell office:value-type="string">
            <text:p>Angolo Via Carducci</text:p>
          </table:table-cell>
          <table:table-cell table:number-columns-repeated="1007"/>
          <table:table-cell table:number-columns-repeated="4"/>
        </table:table-row>
        <table:table-row table:style-name="ro6">
          <table:table-cell table:formula="of:=+[.A27]+1" office:value-type="float" office:value="27">
            <text:p>27</text:p>
          </table:table-cell>
          <table:table-cell office:value-type="string">
            <text:p>Principe - Metro</text:p>
          </table:table-cell>
          <table:table-cell/>
          <table:table-cell office:value-type="float" office:value="44.4161136">
            <text:p>44.4161136</text:p>
          </table:table-cell>
          <table:table-cell office:value-type="float" office:value="8.9191134">
            <text:p>8.9191134</text:p>
          </table:table-cell>
          <table:table-cell/>
          <table:table-cell office:value-type="string">
            <text:p>44°24'57"</text:p>
          </table:table-cell>
          <table:table-cell office:value-type="string">
            <text:p>8°55'0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rincipe - Metro</text:p>
          </table:table-cell>
          <table:table-cell office:value-type="string">
            <text:p>Via Fanti d'Italia - Stazione Metr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28]+1" office:value-type="float" office:value="28">
            <text:p>28</text:p>
          </table:table-cell>
          <table:table-cell office:value-type="string">
            <text:p>Corso Marconi - Foce</text:p>
          </table:table-cell>
          <table:table-cell/>
          <table:table-cell office:value-type="float" office:value="44.3952903">
            <text:p>44.3952903</text:p>
          </table:table-cell>
          <table:table-cell office:value-type="float" office:value="8.9486807">
            <text:p>8.9486807</text:p>
          </table:table-cell>
          <table:table-cell/>
          <table:table-cell office:value-type="string">
            <text:p>44°23'43"</text:p>
          </table:table-cell>
          <table:table-cell office:value-type="string">
            <text:p>8°56'55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Corso Marconi </text:p>
          </table:table-cell>
          <table:table-cell office:value-type="string">
            <text:p>Angolo Via Casaregis - Direzione ponente</text:p>
          </table:table-cell>
          <table:table-cell table:number-columns-repeated="1007"/>
          <table:table-cell table:number-columns-repeated="4"/>
        </table:table-row>
        <table:table-row table:style-name="ro7">
          <table:table-cell table:formula="of:=+[.A29]+1" office:value-type="float" office:value="29">
            <text:p>29</text:p>
          </table:table-cell>
          <table:table-cell office:value-type="string">
            <text:p>Piazza Paolo da Novi</text:p>
          </table:table-cell>
          <table:table-cell/>
          <table:table-cell office:value-type="float" office:value="44.4023309">
            <text:p>44.4023309</text:p>
          </table:table-cell>
          <table:table-cell office:value-type="float" office:value="8.9498025">
            <text:p>8.9498025</text:p>
          </table:table-cell>
          <table:table-cell/>
          <table:table-cell office:value-type="string">
            <text:p>44°24'08"</text:p>
          </table:table-cell>
          <table:table-cell office:value-type="string">
            <text:p>8°56'5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Paolo da NovI</text:p>
          </table:table-cell>
          <table:table-cell office:value-type="string">
            <text:p>Prosecuzione Via della Libertà -10 metri Direzione B.Aires</text:p>
          </table:table-cell>
          <table:table-cell table:number-columns-repeated="1007"/>
          <table:table-cell table:number-columns-repeated="4"/>
        </table:table-row>
        <table:table-row table:style-name="ro8">
          <table:table-cell table:formula="of:=+[.A30]+1" office:value-type="float" office:value="30">
            <text:p>30</text:p>
          </table:table-cell>
          <table:table-cell office:value-type="string">
            <text:p>Via Macaggi</text:p>
          </table:table-cell>
          <table:table-cell/>
          <table:table-cell office:value-type="float" office:value="44.4022033">
            <text:p>44.4022033</text:p>
          </table:table-cell>
          <table:table-cell office:value-type="float" office:value="8.942403">
            <text:p>8.942403</text:p>
          </table:table-cell>
          <table:table-cell/>
          <table:table-cell office:value-type="string">
            <text:p>44°24'07"</text:p>
          </table:table-cell>
          <table:table-cell office:value-type="string">
            <text:p>8°56'3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Macaggi</text:p>
          </table:table-cell>
          <table:table-cell office:value-type="string">
            <text:p>In fondo a Via Macaggi-Incrocio Brigata Liguria-lato sinistr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31]+1" office:value-type="float" office:value="31">
            <text:p>31</text:p>
          </table:table-cell>
          <table:table-cell office:value-type="string">
            <text:p>S.Nicola</text:p>
          </table:table-cell>
          <table:table-cell/>
          <table:table-cell office:value-type="float" office:value="44.4206398">
            <text:p>44.4206398</text:p>
          </table:table-cell>
          <table:table-cell office:value-type="float" office:value="8.9301819">
            <text:p>8.9301819</text:p>
          </table:table-cell>
          <table:table-cell/>
          <table:table-cell office:value-type="string">
            <text:p>44°25'14"</text:p>
          </table:table-cell>
          <table:table-cell office:value-type="string">
            <text:p>8°55'48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S.Nicola</text:p>
          </table:table-cell>
          <table:table-cell office:value-type="string">
            <text:p>Giardini Pellizzari - Corso Firenze</text:p>
          </table:table-cell>
          <table:table-cell table:number-columns-repeated="1007"/>
          <table:table-cell table:number-columns-repeated="4"/>
        </table:table-row>
        <table:table-row table:style-name="ro5">
          <table:table-cell table:formula="of:=+[.A32]+1" office:value-type="float" office:value="32">
            <text:p>32</text:p>
          </table:table-cell>
          <table:table-cell office:value-type="string">
            <text:p>Largo S.Francesco da Paola</text:p>
          </table:table-cell>
          <table:table-cell/>
          <table:table-cell office:value-type="float" office:value="44.4189539">
            <text:p>44.4189539</text:p>
          </table:table-cell>
          <table:table-cell office:value-type="float" office:value="8.914958">
            <text:p>8.914958</text:p>
          </table:table-cell>
          <table:table-cell/>
          <table:table-cell office:value-type="string">
            <text:p>44°25'08"</text:p>
          </table:table-cell>
          <table:table-cell office:value-type="string">
            <text:p>8°54'5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Largo S.Francesco da Paola</text:p>
          </table:table-cell>
          <table:table-cell office:value-type="string">
            <text:p>Fronte Banca di  Roma - Direzione levante</text:p>
          </table:table-cell>
          <table:table-cell table:number-columns-repeated="1007"/>
          <table:table-cell table:number-columns-repeated="4"/>
        </table:table-row>
        <table:table-row table:style-name="ro7">
          <table:table-cell table:formula="of:=+[.A33]+1" office:value-type="float" office:value="33">
            <text:p>33</text:p>
          </table:table-cell>
          <table:table-cell office:value-type="string">
            <text:p>Via Isonzo - Piazza Ragazzi del  99</text:p>
          </table:table-cell>
          <table:table-cell/>
          <table:table-cell office:value-type="float" office:value="44.4001412">
            <text:p>44.4001412</text:p>
          </table:table-cell>
          <table:table-cell office:value-type="float" office:value="8.9814352">
            <text:p>8.9814352</text:p>
          </table:table-cell>
          <table:table-cell/>
          <table:table-cell office:value-type="string">
            <text:p>44°23'60"</text:p>
          </table:table-cell>
          <table:table-cell office:value-type="string">
            <text:p>8°58'5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Ragazzi del  99</text:p>
          </table:table-cell>
          <table:table-cell office:value-type="string">
            <text:p>Piazza Ragazzi del 99 - Lato opposto Mercato-Lato civico 3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34]+1" office:value-type="float" office:value="34">
            <text:p>34</text:p>
          </table:table-cell>
          <table:table-cell office:value-type="string">
            <text:p>Nervi - Via Oberdan (Via Palach)</text:p>
          </table:table-cell>
          <table:table-cell/>
          <table:table-cell office:value-type="float" office:value="44.3842596">
            <text:p>44.3842596</text:p>
          </table:table-cell>
          <table:table-cell office:value-type="float" office:value="9.0313714">
            <text:p>9.0313714</text:p>
          </table:table-cell>
          <table:table-cell/>
          <table:table-cell office:value-type="string">
            <text:p>44°23'03"</text:p>
          </table:table-cell>
          <table:table-cell office:value-type="string">
            <text:p>9°01'5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Nervi - Via Oberdan (Via Palach)</text:p>
          </table:table-cell>
          <table:table-cell office:value-type="string">
            <text:p>Alla fine della rampetta che scende da Corso Europa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35]+1" office:value-type="float" office:value="35">
            <text:p>35</text:p>
          </table:table-cell>
          <table:table-cell office:value-type="string">
            <text:p>Pegli - Piazza Porticciolo</text:p>
          </table:table-cell>
          <table:table-cell/>
          <table:table-cell office:value-type="float" office:value="44.4246389">
            <text:p>44.4246389</text:p>
          </table:table-cell>
          <table:table-cell office:value-type="float" office:value="8.8121712">
            <text:p>8.8121712</text:p>
          </table:table-cell>
          <table:table-cell/>
          <table:table-cell office:value-type="string">
            <text:p>44°25'28"</text:p>
          </table:table-cell>
          <table:table-cell office:value-type="string">
            <text:p>8°48'4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egli - Piazza Porticciolo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36]+1" office:value-type="float" office:value="36">
            <text:p>36</text:p>
          </table:table-cell>
          <table:table-cell office:value-type="string">
            <text:p>Pegli - Via Rizzo</text:p>
          </table:table-cell>
          <table:table-cell/>
          <table:table-cell office:value-type="float" office:value="44.427673">
            <text:p>44.427673</text:p>
          </table:table-cell>
          <table:table-cell office:value-type="float" office:value="8.8109461">
            <text:p>8.8109461</text:p>
          </table:table-cell>
          <table:table-cell/>
          <table:table-cell office:value-type="string">
            <text:p>44°25'39"</text:p>
          </table:table-cell>
          <table:table-cell office:value-type="string">
            <text:p>8°48'3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egli - Via Rizzo</text:p>
          </table:table-cell>
          <table:table-cell office:value-type="string">
            <text:p>Via Rizzo - Fronte farmacia Pescett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37]+1" office:value-type="float" office:value="37">
            <text:p>37</text:p>
          </table:table-cell>
          <table:table-cell office:value-type="string">
            <text:p>Piazza Leonardo da Vinci - Albaro</text:p>
          </table:table-cell>
          <table:table-cell/>
          <table:table-cell office:value-type="float" office:value="44.3978052">
            <text:p>44.3978052</text:p>
          </table:table-cell>
          <table:table-cell office:value-type="float" office:value="8.9644713">
            <text:p>8.9644713</text:p>
          </table:table-cell>
          <table:table-cell/>
          <table:table-cell office:value-type="string">
            <text:p>44°23'51"</text:p>
          </table:table-cell>
          <table:table-cell office:value-type="string">
            <text:p>8°57'5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Leonardo da Vinci - Albaro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38]+1" office:value-type="float" office:value="38">
            <text:p>38</text:p>
          </table:table-cell>
          <table:table-cell office:value-type="string">
            <text:p>Piazza Massena - Cornigliano</text:p>
          </table:table-cell>
          <table:table-cell/>
          <table:table-cell office:value-type="float" office:value="44.4164687">
            <text:p>44.4164687</text:p>
          </table:table-cell>
          <table:table-cell office:value-type="float" office:value="8.8761026">
            <text:p>8.8761026</text:p>
          </table:table-cell>
          <table:table-cell/>
          <table:table-cell office:value-type="string">
            <text:p>44°24'59"</text:p>
          </table:table-cell>
          <table:table-cell office:value-type="string">
            <text:p>8°52'3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Massena - Cornigliano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39]+1" office:value-type="float" office:value="39">
            <text:p>39</text:p>
          </table:table-cell>
          <table:table-cell office:value-type="string">
            <text:p>Piazza Merani - Albaro</text:p>
          </table:table-cell>
          <table:table-cell/>
          <table:table-cell office:value-type="float" office:value="44.3969746">
            <text:p>44.3969746</text:p>
          </table:table-cell>
          <table:table-cell office:value-type="float" office:value="8.9530725">
            <text:p>8.9530725</text:p>
          </table:table-cell>
          <table:table-cell/>
          <table:table-cell office:value-type="string">
            <text:p>44°23'48"</text:p>
          </table:table-cell>
          <table:table-cell office:value-type="string">
            <text:p>8°57'1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Merani - Albaro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40]+1" office:value-type="float" office:value="40">
            <text:p>40</text:p>
          </table:table-cell>
          <table:table-cell office:value-type="string">
            <text:p>Piazza Tommaseo </text:p>
          </table:table-cell>
          <table:table-cell/>
          <table:table-cell office:value-type="float" office:value="44.4017353">
            <text:p>44.4017353</text:p>
          </table:table-cell>
          <table:table-cell office:value-type="float" office:value="8.954418">
            <text:p>8.954418</text:p>
          </table:table-cell>
          <table:table-cell/>
          <table:table-cell office:value-type="string">
            <text:p>44°24'06"</text:p>
          </table:table-cell>
          <table:table-cell office:value-type="string">
            <text:p>8°57'14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Tommaseo </text:p>
          </table:table-cell>
          <table:table-cell office:value-type="string">
            <text:p>ang. via Pozz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1]+1" office:value-type="float" office:value="41">
            <text:p>41</text:p>
          </table:table-cell>
          <table:table-cell office:value-type="string">
            <text:p>Piazza del Ferro - Garibaldi</text:p>
          </table:table-cell>
          <table:table-cell/>
          <table:table-cell office:value-type="float" office:value="44.4104548">
            <text:p>44.4104548</text:p>
          </table:table-cell>
          <table:table-cell office:value-type="float" office:value="8.9336963">
            <text:p>8.9336963</text:p>
          </table:table-cell>
          <table:table-cell/>
          <table:table-cell office:value-type="string">
            <text:p>44°24'37"</text:p>
          </table:table-cell>
          <table:table-cell office:value-type="string">
            <text:p>8°56'0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 del Ferro - Garibaldi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42]+1" office:value-type="float" office:value="42">
            <text:p>42</text:p>
          </table:table-cell>
          <table:table-cell office:value-type="string">
            <text:p>Piazzale Bligny - Molassana</text:p>
          </table:table-cell>
          <table:table-cell/>
          <table:table-cell office:value-type="float" office:value="44.4397676">
            <text:p>44.4397676</text:p>
          </table:table-cell>
          <table:table-cell office:value-type="float" office:value="8.9644824">
            <text:p>8.9644824</text:p>
          </table:table-cell>
          <table:table-cell/>
          <table:table-cell office:value-type="string">
            <text:p>44°26'23"</text:p>
          </table:table-cell>
          <table:table-cell office:value-type="string">
            <text:p>8°57'52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Piazzale Bligny - Molassana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43]+1" office:value-type="float" office:value="43">
            <text:p>43</text:p>
          </table:table-cell>
          <table:table-cell office:value-type="string">
            <text:p>Quarto - Via 5 Maggio (monumento)</text:p>
          </table:table-cell>
          <table:table-cell/>
          <table:table-cell office:value-type="float" office:value="44.3879795">
            <text:p>44.3879795</text:p>
          </table:table-cell>
          <table:table-cell office:value-type="float" office:value="8.9948634">
            <text:p>8.9948634</text:p>
          </table:table-cell>
          <table:table-cell/>
          <table:table-cell office:value-type="string">
            <text:p>44°23'16"</text:p>
          </table:table-cell>
          <table:table-cell office:value-type="string">
            <text:p>8°59'4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Quarto - Via 5 Maggio (monumento)</text:p>
          </table:table-cell>
          <table:table-cell office:value-type="string">
            <text:p>Via 5 Maggio (vicino monumento)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4]+1" office:value-type="float" office:value="44">
            <text:p>44</text:p>
          </table:table-cell>
          <table:table-cell office:value-type="string">
            <text:p>Quarto - park interno ASL3</text:p>
          </table:table-cell>
          <table:table-cell/>
          <table:table-cell office:value-type="float" office:value="44.3975411">
            <text:p>44.3975411</text:p>
          </table:table-cell>
          <table:table-cell office:value-type="float" office:value="8.9882766">
            <text:p>8.9882766</text:p>
          </table:table-cell>
          <table:table-cell/>
          <table:table-cell office:value-type="string">
            <text:p>44°23'51"</text:p>
          </table:table-cell>
          <table:table-cell office:value-type="string">
            <text:p>8°59'17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Quarto - park interno ASL3</text:p>
          </table:table-cell>
          <table:table-cell office:value-type="string">
            <text:p>Via G. Maggio (park interno ASL)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5]+1" office:value-type="float" office:value="45">
            <text:p>45</text:p>
          </table:table-cell>
          <table:table-cell office:value-type="string">
            <text:p>Quinto - Via Gianelli</text:p>
          </table:table-cell>
          <table:table-cell/>
          <table:table-cell office:value-type="float" office:value="44.3842864">
            <text:p>44.3842864</text:p>
          </table:table-cell>
          <table:table-cell office:value-type="float" office:value="9.0197233">
            <text:p>9.0197233</text:p>
          </table:table-cell>
          <table:table-cell/>
          <table:table-cell office:value-type="string">
            <text:p>44°23'03"</text:p>
          </table:table-cell>
          <table:table-cell office:value-type="string">
            <text:p>9°01'1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Quinto - Via Gianelli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46]+1" office:value-type="float" office:value="46">
            <text:p>46</text:p>
          </table:table-cell>
          <table:table-cell office:value-type="string">
            <text:p>Sestri Ponente - Largo Coppi</text:p>
          </table:table-cell>
          <table:table-cell/>
          <table:table-cell office:value-type="float" office:value="44.4243081">
            <text:p>44.4243081</text:p>
          </table:table-cell>
          <table:table-cell office:value-type="float" office:value="8.8493034">
            <text:p>8.8493034</text:p>
          </table:table-cell>
          <table:table-cell/>
          <table:table-cell office:value-type="string">
            <text:p>44°25'28"</text:p>
          </table:table-cell>
          <table:table-cell office:value-type="string">
            <text:p>8°50'57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Sestri Ponente - Largo Coppi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47]+1" office:value-type="float" office:value="47">
            <text:p>47</text:p>
          </table:table-cell>
          <table:table-cell office:value-type="string">
            <text:p>Sestri Ponente - Via Hermada</text:p>
          </table:table-cell>
          <table:table-cell/>
          <table:table-cell office:value-type="float" office:value="44.4235829">
            <text:p>44.4235829</text:p>
          </table:table-cell>
          <table:table-cell office:value-type="float" office:value="8.8534421">
            <text:p>8.8534421</text:p>
          </table:table-cell>
          <table:table-cell/>
          <table:table-cell office:value-type="string">
            <text:p>44°25'24"</text:p>
          </table:table-cell>
          <table:table-cell office:value-type="string">
            <text:p>8°51'11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Sestri Ponente - Via Hermada</text:p>
          </table:table-cell>
          <table:table-cell office:value-type="string">
            <text:p>Via Hermada angolo Via Giotto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8]+1" office:value-type="float" office:value="48">
            <text:p>48</text:p>
          </table:table-cell>
          <table:table-cell office:value-type="string">
            <text:p>Sturla - Via 5 Maggio</text:p>
          </table:table-cell>
          <table:table-cell/>
          <table:table-cell office:value-type="float" office:value="44.3919462">
            <text:p>44.3919462</text:p>
          </table:table-cell>
          <table:table-cell office:value-type="float" office:value="8.9861856">
            <text:p>8.9861856</text:p>
          </table:table-cell>
          <table:table-cell/>
          <table:table-cell office:value-type="string">
            <text:p>44°23'32"</text:p>
          </table:table-cell>
          <table:table-cell office:value-type="string">
            <text:p>8°59'07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Sturla - Via 5 Maggio</text:p>
          </table:table-cell>
          <table:table-cell office:value-type="string">
            <text:p>Sturla - Di fronte piscina sportiva sturla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49]+1" office:value-type="float" office:value="49">
            <text:p>49</text:p>
          </table:table-cell>
          <table:table-cell office:value-type="string">
            <text:p>Via Canepari - Certosa</text:p>
          </table:table-cell>
          <table:table-cell/>
          <table:table-cell office:value-type="float" office:value="44.4339965">
            <text:p>44.4339965</text:p>
          </table:table-cell>
          <table:table-cell office:value-type="float" office:value="8.892856">
            <text:p>8.892856</text:p>
          </table:table-cell>
          <table:table-cell/>
          <table:table-cell office:value-type="string">
            <text:p>44°26'01"</text:p>
          </table:table-cell>
          <table:table-cell office:value-type="string">
            <text:p>8°53'3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Canepari - Certosa</text:p>
          </table:table-cell>
          <table:table-cell office:value-type="string">
            <text:p>Via Canepari ang Via Jor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50]+1" office:value-type="float" office:value="50">
            <text:p>50</text:p>
          </table:table-cell>
          <table:table-cell office:value-type="string">
            <text:p>Via Cantore - Sampierdarena</text:p>
          </table:table-cell>
          <table:table-cell/>
          <table:table-cell office:value-type="float" office:value="44.4113091">
            <text:p>44.4113091</text:p>
          </table:table-cell>
          <table:table-cell office:value-type="float" office:value="8.8958245">
            <text:p>8.8958245</text:p>
          </table:table-cell>
          <table:table-cell/>
          <table:table-cell office:value-type="string">
            <text:p>44°24'41"</text:p>
          </table:table-cell>
          <table:table-cell office:value-type="string">
            <text:p>8°53'44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Cantore - Sampierdarena</text:p>
          </table:table-cell>
          <table:table-cell office:value-type="string">
            <text:p>Via Cantore - altezza Villa Scass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51]+1" office:value-type="float" office:value="51">
            <text:p>51</text:p>
          </table:table-cell>
          <table:table-cell office:value-type="string">
            <text:p>Via Cavallotti - Boccadasse</text:p>
          </table:table-cell>
          <table:table-cell/>
          <table:table-cell office:value-type="float" office:value="44.3902757">
            <text:p>44.3902757</text:p>
          </table:table-cell>
          <table:table-cell office:value-type="float" office:value="8.9740199">
            <text:p>8.9740199</text:p>
          </table:table-cell>
          <table:table-cell/>
          <table:table-cell office:value-type="string">
            <text:p>44°23'24"</text:p>
          </table:table-cell>
          <table:table-cell office:value-type="string">
            <text:p>8°58'2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Cavallotti - Boccadasse</text:p>
          </table:table-cell>
          <table:table-cell office:value-type="string">
            <text:p>Via Cavallott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52]+1" office:value-type="float" office:value="52">
            <text:p>52</text:p>
          </table:table-cell>
          <table:table-cell office:value-type="string">
            <text:p>Via Fillak - Rivarolo</text:p>
          </table:table-cell>
          <table:table-cell/>
          <table:table-cell office:value-type="float" office:value="44.4222134">
            <text:p>44.4222134</text:p>
          </table:table-cell>
          <table:table-cell office:value-type="float" office:value="8.8887365">
            <text:p>8.8887365</text:p>
          </table:table-cell>
          <table:table-cell/>
          <table:table-cell office:value-type="string">
            <text:p>44°25'20"</text:p>
          </table:table-cell>
          <table:table-cell office:value-type="string">
            <text:p>8°53'19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Fillak - Rivarolo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53]+1" office:value-type="float" office:value="53">
            <text:p>53</text:p>
          </table:table-cell>
          <table:table-cell office:value-type="string">
            <text:p>Via Fillak / Brin - Certosa</text:p>
          </table:table-cell>
          <table:table-cell/>
          <table:table-cell office:value-type="float" office:value="44.4284793">
            <text:p>44.4284793</text:p>
          </table:table-cell>
          <table:table-cell office:value-type="float" office:value="8.8932941">
            <text:p>8.8932941</text:p>
          </table:table-cell>
          <table:table-cell/>
          <table:table-cell office:value-type="string">
            <text:p>44°25'42"</text:p>
          </table:table-cell>
          <table:table-cell office:value-type="string">
            <text:p>8°53'35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Fillak / Brin - Certosa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54]+1" office:value-type="float" office:value="54">
            <text:p>54</text:p>
          </table:table-cell>
          <table:table-cell office:value-type="string">
            <text:p>Via Molteni - Sampierdarena</text:p>
          </table:table-cell>
          <table:table-cell/>
          <table:table-cell office:value-type="float" office:value="44.4125721">
            <text:p>44.4125721</text:p>
          </table:table-cell>
          <table:table-cell office:value-type="float" office:value="8.8868834">
            <text:p>8.8868834</text:p>
          </table:table-cell>
          <table:table-cell/>
          <table:table-cell office:value-type="string">
            <text:p>44°24'46"</text:p>
          </table:table-cell>
          <table:table-cell office:value-type="string">
            <text:p>8°53'13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Molteni - Sampierdarena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55]+1" office:value-type="float" office:value="55">
            <text:p>55</text:p>
          </table:table-cell>
          <table:table-cell office:value-type="string">
            <text:p>Via Napoli</text:p>
          </table:table-cell>
          <table:table-cell/>
          <table:table-cell office:value-type="float" office:value="44.4225882">
            <text:p>44.4225882</text:p>
          </table:table-cell>
          <table:table-cell office:value-type="float" office:value="8.9200411">
            <text:p>8.9200411</text:p>
          </table:table-cell>
          <table:table-cell/>
          <table:table-cell office:value-type="string">
            <text:p>44°25'21"</text:p>
          </table:table-cell>
          <table:table-cell office:value-type="string">
            <text:p>8°55'12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Napoli</text:p>
          </table:table-cell>
          <table:table-cell table:number-columns-repeated="1008"/>
          <table:table-cell table:number-columns-repeated="4"/>
        </table:table-row>
        <table:table-row table:style-name="ro4">
          <table:table-cell table:formula="of:=+[.A56]+1" office:value-type="float" office:value="56">
            <text:p>56</text:p>
          </table:table-cell>
          <table:table-cell office:value-type="string">
            <text:p>Via Petrarca / Piazza Matteotti</text:p>
          </table:table-cell>
          <table:table-cell/>
          <table:table-cell office:value-type="float" office:value="44.4066255">
            <text:p>44.4066255</text:p>
          </table:table-cell>
          <table:table-cell office:value-type="float" office:value="8.9341639">
            <text:p>8.9341639</text:p>
          </table:table-cell>
          <table:table-cell/>
          <table:table-cell office:value-type="string">
            <text:p>44°24'25"</text:p>
          </table:table-cell>
          <table:table-cell office:value-type="string">
            <text:p>8°55'56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Petrarca / Piazza Matteotti</text:p>
          </table:table-cell>
          <table:table-cell office:value-type="string">
            <text:p>Via Petrarca ang p.zza De Ferrari</text:p>
          </table:table-cell>
          <table:table-cell table:number-columns-repeated="1007"/>
          <table:table-cell table:number-columns-repeated="4"/>
        </table:table-row>
        <table:table-row table:style-name="ro4">
          <table:table-cell table:formula="of:=+[.A57]+1" office:value-type="float" office:value="57">
            <text:p>57</text:p>
          </table:table-cell>
          <table:table-cell office:value-type="string">
            <text:p>Via Piacenza Gavette</text:p>
          </table:table-cell>
          <table:table-cell/>
          <table:table-cell office:value-type="float" office:value="44.4341646">
            <text:p>44.4341646</text:p>
          </table:table-cell>
          <table:table-cell office:value-type="float" office:value="8.96064">
            <text:p>8.96064</text:p>
          </table:table-cell>
          <table:table-cell/>
          <table:table-cell office:value-type="string">
            <text:p>44°26'04"</text:p>
          </table:table-cell>
          <table:table-cell office:value-type="string">
            <text:p>8°57'37"</text:p>
          </table:table-cell>
          <table:table-cell/>
          <table:table-cell table:number-columns-repeated="2" office:value-type="string">
            <text:p>GENOVA</text:p>
          </table:table-cell>
          <table:table-cell office:value-type="string">
            <text:p>Via Piacenza Gavette</text:p>
          </table:table-cell>
          <table:table-cell table:number-columns-repeated="1008"/>
          <table:table-cell table:number-columns-repeated="4"/>
        </table:table-row>
        <table:table-row table:style-name="ro3">
          <table:table-cell table:number-columns-repeated="1020"/>
          <table:table-cell table:number-columns-repeated="2"/>
          <table:table-cell table:number-columns-repeated="2"/>
        </table:table-row>
        <table:table-row table:style-name="ro3">
          <table:table-cell table:number-columns-repeated="1020"/>
          <table:table-cell table:number-columns-repeated="2"/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1013"/>
          <table:table-cell table:number-columns-repeated="2"/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1013"/>
          <table:table-cell table:number-columns-repeated="2"/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1013"/>
          <table:table-cell table:number-columns-repeated="2"/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1013"/>
          <table:table-cell table:number-columns-repeated="2"/>
          <table:table-cell table:number-columns-repeated="2"/>
        </table:table-row>
        <table:table-row table:style-name="ro3" table:number-rows-repeated="53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59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>
          <table:table-cell table:formula="of:=+[.A181]+1" office:value-type="float" office:value="1">
            <text:p>1</text:p>
          </table:table-cell>
          <table:table-cell table:number-columns-repeated="1023"/>
        </table:table-row>
        <table:table-row table:style-name="ro3">
          <table:table-cell table:formula="of:=+[.A182]+1" office:value-type="float" office:value="2">
            <text:p>2</text:p>
          </table:table-cell>
          <table:table-cell table:number-columns-repeated="1023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vona" table:style-name="ta3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20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default-cell-style-name="ce3"/>
        <table:table-column table:style-name="co15" table:default-cell-style-name="ce3"/>
        <table:table-column table:style-name="co24" table:default-cell-style-name="ce3"/>
        <table:table-column table:style-name="co25" table:default-cell-style-name="ce3"/>
        <table:table-column table:style-name="co18" table:default-cell-style-name="ce3"/>
        <table:table-column table:style-name="co19" table:number-columns-repeated="239" table:default-cell-style-name="ce3"/>
        <table:table-column table:style-name="co19" table:number-columns-repeated="771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e parcheggio</text:p>
          </table:table-cell>
          <table:table-cell/>
          <table:table-cell table:style-name="ce2" office:value-type="string">
            <text:p>Latitudine</text:p>
          </table:table-cell>
          <table:table-cell table:style-name="ce2" office:value-type="string">
            <text:p>Longitudine</text:p>
          </table:table-cell>
          <table:table-cell table:style-name="ce2"/>
          <table:table-cell table:style-name="ce4" office:value-type="string">
            <text:p>Latitudine</text:p>
          </table:table-cell>
          <table:table-cell table:style-name="ce4" office:value-type="string">
            <text:p>Longitudine</text:p>
          </table:table-cell>
          <table:table-cell table:style-name="ce2"/>
          <table:table-cell table:style-name="ce2" office:value-type="string">
            <text:p>provincia</text:p>
          </table:table-cell>
          <table:table-cell table:style-name="ce2" office:value-type="string">
            <text:p>comune</text:p>
          </table:table-cell>
          <table:table-cell table:style-name="ce2" office:value-type="string">
            <text:p>indirizzo</text:p>
          </table:table-cell>
          <table:table-cell table:style-name="ce2" office:value-type="string">
            <text:p>info</text:p>
          </table:table-cell>
          <table:table-cell table:style-name="ce2" table:number-columns-repeated="1007"/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lbisola Superiore - P.zza della Libertà</text:p>
          </table:table-cell>
          <table:table-cell/>
          <table:table-cell office:value-type="float" office:value="44.3390542">
            <text:p>44.3390542</text:p>
          </table:table-cell>
          <table:table-cell office:value-type="float" office:value="8.5098509">
            <text:p>8.5098509</text:p>
          </table:table-cell>
          <table:table-cell/>
          <table:table-cell office:value-type="string">
            <text:p>44°20'21"</text:p>
          </table:table-cell>
          <table:table-cell office:value-type="string">
            <text:p>8°30'36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Albisola Superiore - P.zza della Libertà</text:p>
          </table:table-cell>
          <table:table-cell office:value-type="string">
            <text:p>Piazza della Libertà</text:p>
          </table:table-cell>
          <table:table-cell table:number-columns-repeated="1007"/>
          <table:table-cell table:number-columns-repeated="3"/>
          <table:table-cell/>
        </table:table-row>
        <table:table-row table:style-name="ro4">
          <table:table-cell table:formula="of:=+[.A2]+1" office:value-type="float" office:value="2">
            <text:p>2</text:p>
          </table:table-cell>
          <table:table-cell office:value-type="string">
            <text:p>Corso Vittorio Veneto - San Michele</text:p>
          </table:table-cell>
          <table:table-cell/>
          <table:table-cell office:value-type="float" office:value="44.3007182">
            <text:p>44.3007182</text:p>
          </table:table-cell>
          <table:table-cell office:value-type="float" office:value="8.4754502">
            <text:p>8.4754502</text:p>
          </table:table-cell>
          <table:table-cell/>
          <table:table-cell office:value-type="string">
            <text:p>44°18'03"</text:p>
          </table:table-cell>
          <table:table-cell office:value-type="string">
            <text:p>8°28'32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Corso Vittorio Veneto - San Michele</text:p>
          </table:table-cell>
          <table:table-cell office:value-type="string">
            <text:p>Corso Vittorio Veneto - angolo via Boito</text:p>
          </table:table-cell>
          <table:table-cell table:number-columns-repeated="1007"/>
          <table:table-cell table:number-columns-repeated="3"/>
          <table:table-cell/>
        </table:table-row>
        <table:table-row table:style-name="ro4">
          <table:table-cell table:formula="of:=+[.A3]+1" office:value-type="float" office:value="3">
            <text:p>3</text:p>
          </table:table-cell>
          <table:table-cell office:value-type="string">
            <text:p>Via Alessandria - Villapiana</text:p>
          </table:table-cell>
          <table:table-cell/>
          <table:table-cell office:value-type="float" office:value="44.3149649">
            <text:p>44.3149649</text:p>
          </table:table-cell>
          <table:table-cell office:value-type="float" office:value="8.474686">
            <text:p>8.474686</text:p>
          </table:table-cell>
          <table:table-cell/>
          <table:table-cell office:value-type="string">
            <text:p>44°18'56"</text:p>
          </table:table-cell>
          <table:table-cell office:value-type="string">
            <text:p>8°28'27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Via Alessandria - Villapiana</text:p>
          </table:table-cell>
          <table:table-cell office:value-type="string">
            <text:p>Via Alessandria - fronte Agenzia Entrate</text:p>
          </table:table-cell>
          <table:table-cell table:number-columns-repeated="1007"/>
          <table:table-cell table:number-columns-repeated="3"/>
          <table:table-cell/>
        </table:table-row>
        <table:table-row table:style-name="ro4">
          <table:table-cell table:formula="of:=+[.A4]+1" office:value-type="float" office:value="4">
            <text:p>4</text:p>
          </table:table-cell>
          <table:table-cell office:value-type="string">
            <text:p>Via Amendola - Villetta</text:p>
          </table:table-cell>
          <table:table-cell/>
          <table:table-cell office:value-type="float" office:value="44.3139748">
            <text:p>44.3139748</text:p>
          </table:table-cell>
          <table:table-cell office:value-type="float" office:value="8.4829042">
            <text:p>8.4829042</text:p>
          </table:table-cell>
          <table:table-cell/>
          <table:table-cell office:value-type="string">
            <text:p>44°18'45"</text:p>
          </table:table-cell>
          <table:table-cell office:value-type="string">
            <text:p>8°28'50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Via Amendola - Villetta</text:p>
          </table:table-cell>
          <table:table-cell office:value-type="string">
            <text:p>Via Amendola - ang piazzetta</text:p>
          </table:table-cell>
          <table:table-cell table:number-columns-repeated="1007"/>
          <table:table-cell table:number-columns-repeated="3"/>
          <table:table-cell/>
        </table:table-row>
        <table:table-row table:style-name="ro4">
          <table:table-cell table:formula="of:=+[.A5]+1" office:value-type="float" office:value="5">
            <text:p>5</text:p>
          </table:table-cell>
          <table:table-cell office:value-type="string">
            <text:p>Via Bonini - ingresso Campus Università</text:p>
          </table:table-cell>
          <table:table-cell/>
          <table:table-cell office:value-type="float" office:value="44.2985664">
            <text:p>44.2985664</text:p>
          </table:table-cell>
          <table:table-cell office:value-type="float" office:value="8.4523381">
            <text:p>8.4523381</text:p>
          </table:table-cell>
          <table:table-cell/>
          <table:table-cell office:value-type="string">
            <text:p>44°17'55"</text:p>
          </table:table-cell>
          <table:table-cell office:value-type="string">
            <text:p>8°27'09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Via Bonini - ingresso Campus Università</text:p>
          </table:table-cell>
          <table:table-cell table:number-columns-repeated="1008"/>
          <table:table-cell table:number-columns-repeated="3"/>
          <table:table-cell/>
        </table:table-row>
        <table:table-row table:style-name="ro4">
          <table:table-cell table:formula="of:=+[.A6]+1" office:value-type="float" office:value="6">
            <text:p>6</text:p>
          </table:table-cell>
          <table:table-cell office:value-type="string">
            <text:p>Via Manzoni - Piazza Sisto IV</text:p>
          </table:table-cell>
          <table:table-cell/>
          <table:table-cell office:value-type="float" office:value="44.3079333">
            <text:p>44.3079333</text:p>
          </table:table-cell>
          <table:table-cell office:value-type="float" office:value="8.4813557">
            <text:p>8.4813557</text:p>
          </table:table-cell>
          <table:table-cell/>
          <table:table-cell office:value-type="string">
            <text:p>44°18'28"</text:p>
          </table:table-cell>
          <table:table-cell office:value-type="string">
            <text:p>8°28'52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Via Manzoni - Piazza Sisto IV</text:p>
          </table:table-cell>
          <table:table-cell table:number-columns-repeated="1008"/>
          <table:table-cell table:number-columns-repeated="3"/>
          <table:table-cell/>
        </table:table-row>
        <table:table-row table:style-name="ro4">
          <table:table-cell table:formula="of:=+[.A7]+1" office:value-type="float" office:value="7">
            <text:p>7</text:p>
          </table:table-cell>
          <table:table-cell office:value-type="string">
            <text:p>Via dei Sormano - ang Via delle Trincee</text:p>
          </table:table-cell>
          <table:table-cell/>
          <table:table-cell office:value-type="float" office:value="44.3095006">
            <text:p>44.3095006</text:p>
          </table:table-cell>
          <table:table-cell office:value-type="float" office:value="8.4752254">
            <text:p>8.4752254</text:p>
          </table:table-cell>
          <table:table-cell/>
          <table:table-cell office:value-type="string">
            <text:p>44°18'34"</text:p>
          </table:table-cell>
          <table:table-cell office:value-type="string">
            <text:p>8°28'31"</text:p>
          </table:table-cell>
          <table:table-cell table:style-name="Default"/>
          <table:table-cell table:number-columns-repeated="2" office:value-type="string">
            <text:p>SAVONA</text:p>
          </table:table-cell>
          <table:table-cell office:value-type="string">
            <text:p>Via dei Sormano - ang Via delle Trincee</text:p>
          </table:table-cell>
          <table:table-cell table:number-columns-repeated="1008"/>
          <table:table-cell table:number-columns-repeated="3"/>
          <table:table-cell/>
        </table:table-row>
        <table:table-row table:style-name="ro3">
          <table:table-cell table:number-columns-repeated="1020"/>
          <table:table-cell table:number-columns-repeated="2"/>
          <table:table-cell table:number-columns-repeated="2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8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>
          <table:table-cell table:formula="of:=+[.A131]+1" office:value-type="float" office:value="1">
            <text:p>1</text:p>
          </table:table-cell>
          <table:table-cell table:number-columns-repeated="1023"/>
        </table:table-row>
        <table:table-row table:style-name="ro3">
          <table:table-cell table:formula="of:=+[.A132]+1" office:value-type="float" office:value="2">
            <text:p>2</text:p>
          </table:table-cell>
          <table:table-cell table:number-columns-repeated="1023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0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ova" style:display-name="PageStyle_Genov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vona" style:display-name="PageStyle_Savon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</meta:initial-creator>
    <meta:creation-date>2007-02-10T17:20:50</meta:creation-date>
    <dc:creator>Stefano </dc:creator>
    <dc:date>2012-10-16T14:43:50</dc:date>
    <meta:print-date>2012-10-05T10:38:28</meta:print-date>
    <meta:editing-cycles>24</meta:editing-cycles>
    <meta:editing-duration>PT1H38M12S</meta:editing-duration>
    <meta:generator>LibreOffice/3.5$Linux_X86_64 LibreOffice_project/350m1$Build-2</meta:generator>
    <meta:document-statistic meta:table-count="3" meta:cell-count="922" meta:object-count="0"/>
  </office:meta>
</office:document-meta>
</file>